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886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2.1972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1.2638in" fo:break-before="auto" style:use-optimal-row-height="true"/>
    </style:style>
    <style:style style:name="ro11" style:family="table-row">
      <style:table-row-properties style:row-height="2.3528in" fo:break-before="auto" style:use-optimal-row-height="true"/>
    </style:style>
    <style:style style:name="ro12" style:family="table-row">
      <style:table-row-properties style:row-height="2.6634in" fo:break-before="auto" style:use-optimal-row-height="true"/>
    </style:style>
    <style:style style:name="ro13" style:family="table-row">
      <style:table-row-properties style:row-height="5.1508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15" style:family="table-row">
      <style:table-row-properties style:row-height="2.0417in" fo:break-before="auto" style:use-optimal-row-height="true"/>
    </style:style>
    <style:style style:name="ro16" style:family="table-row">
      <style:table-row-properties style:row-height="6.55in" fo:break-before="auto" style:use-optimal-row-height="true"/>
    </style:style>
    <style:style style:name="ro1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gn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Ignition Off</text:p>
            <text:p>1 – Ignition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Movement Off</text:p>
            <text:p>1 – Movement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Data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Home On Stop</text:p>
            <text:p>1 – Home On Moving</text:p>
            <text:p>2 – Roaming On Stop</text:p>
            <text:p>3 – Roaming On Moving</text:p>
            <text:p>4 – Unknown On Stop</text:p>
            <text:p>5 – Unknown On Mov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GSM Sig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in range 1-5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200" calcext:value-type="float">
            <text:p>200</text:p>
          </table:table-cell>
          <table:table-cell office:value-type="string" calcext:value-type="string">
            <text:p>Sleep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No Sleep</text:p>
            <text:p>1 – GPS Sleep</text:p>
            <text:p>2 – Deep Sleep</text:p>
            <text:p>3 – Online Sleep</text:p>
            <text:p>4 - Ultra Sleep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GNSS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GNSS OFF</text:p>
            <text:p>1 – GNSS ON with fix</text:p>
            <text:p>2 - GNSS ON without fix</text:p>
            <text:p>3 - GNSS sleep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GNSS PD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style-name="ce2"/>
          <table:table-cell office:value-type="string" calcext:value-type="string">
            <text:p>Coefficient, <text:a xlink:href="https://wiki.teltonika-gps.com/view/FMB120_Status_info#GNSS_Info" xlink:type="simple">calculation formula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2" calcext:value-type="float">
            <text:p>182</text:p>
          </table:table-cell>
          <table:table-cell office:value-type="string" calcext:value-type="string">
            <text:p>GNSS HD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style-name="ce2"/>
          <table:table-cell office:value-type="string" calcext:value-type="string">
            <text:p>Coefficient, <text:a xlink:href="https://wiki.teltonika-gps.com/view/FMB120_Status_info#GNSS_Info" xlink:type="simple">calculation formula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string" calcext:value-type="string">
            <text:p>External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4" calcext:value-type="float">
            <text:p>24</text:p>
          </table:table-cell>
          <table:table-cell office:value-type="string" calcext:value-type="string">
            <text:p>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GSM Cell 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GSM base station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6">
          <table:table-cell office:value-type="float" office:value="206" calcext:value-type="float">
            <text:p>206</text:p>
          </table:table-cell>
          <table:table-cell office:value-type="string" calcext:value-type="string">
            <text:p>GSM Area Co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cation Area code (LAC), it depends on GSM operator. It provides unique number which assigned to a set of base GSM stations.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Battery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Battery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241" calcext:value-type="float">
            <text:p>241</text:p>
          </table:table-cell>
          <table:table-cell office:value-type="string" calcext:value-type="string">
            <text:p>Active GSM Oper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rrently used GSM Operator co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199" calcext:value-type="float">
            <text:p>199</text:p>
          </table:table-cell>
          <table:table-cell office:value-type="string" calcext:value-type="string">
            <text:p>Trip Odo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p Odometer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otal Odom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otal Odometer value in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Digital Inpu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nalog Input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string" calcext:value-type="string">
            <text:p>Digital Outpu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Fuel Used G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uel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Fuel Rate G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/100km</text:p>
          </table:table-cell>
          <table:table-cell office:value-type="string" calcext:value-type="string">
            <text:p>Average Fuel Us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Axis 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X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Axis 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Y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Axis 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8000" calcext:value-type="float">
            <text:p>-8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Z axis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ICCID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of SIM ICCID, MSB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SD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not present 1 - presen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igital Inpu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Digital Inpu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Analog Input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string" calcext:value-type="string">
            <text:p>Digital Outpu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Dallas Temperature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3" calcext:value-type="float">
            <text:p>73</text:p>
          </table:table-cell>
          <table:table-cell office:value-type="string" calcext:value-type="string">
            <text:p>Dallas Temperature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Dallas Temperature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75" calcext:value-type="float">
            <text:p>75</text:p>
          </table:table-cell>
          <table:table-cell office:value-type="string" calcext:value-type="string">
            <text:p>Dallas Temperature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gned</text:p>
          </table:table-cell>
          <table:table-cell office:value-type="float" office:value="-550" calcext:value-type="float">
            <text:p>-550</text:p>
          </table:table-cell>
          <table:table-cell office:value-type="float" office:value="1150" calcext:value-type="float">
            <text:p>11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55 - +115,</text:p>
            <text:p>if 850 – Sensor not ready</text:p>
            <text:p>if 2000 – Value read error</text:p>
            <text:p>if 3000 – Not connected</text:p>
            <text:p>if 4000 – ID failed</text:p>
            <text:p>if 5000 – same as 850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6" calcext:value-type="float">
            <text:p>76</text:p>
          </table:table-cell>
          <table:table-cell office:value-type="string" calcext:value-type="string">
            <text:p>Dallas Temperature ID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7" calcext:value-type="float">
            <text:p>77</text:p>
          </table:table-cell>
          <table:table-cell office:value-type="string" calcext:value-type="string">
            <text:p>Dallas Temperature ID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9" calcext:value-type="float">
            <text:p>79</text:p>
          </table:table-cell>
          <table:table-cell office:value-type="string" calcext:value-type="string">
            <text:p>Dallas Temperature ID 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71" calcext:value-type="float">
            <text:p>71</text:p>
          </table:table-cell>
          <table:table-cell office:value-type="string" calcext:value-type="string">
            <text:p>Dallas Temperature ID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allas sensor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iBut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Button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RF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FID ID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LLS 1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232/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LLS 1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232/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LLS 2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LLS 2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LLS 3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LLS 3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LLS 4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LLS 4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LLS 5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" calcext:value-type="float">
            <text:p>-4</text:p>
          </table:table-cell>
          <table:table-cell office:value-type="float" office:value="32767" calcext:value-type="float">
            <text:p>327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vants or ltr</text:p>
          </table:table-cell>
          <table:table-cell office:value-type="string" calcext:value-type="string">
            <text:p>Fuel level measured by LLS sensor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LLS 5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 measured by LLS via RS485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co 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erage amount of events on some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Battery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capacity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9">
          <table:table-cell office:value-type="float" office:value="238" calcext:value-type="float">
            <text:p>238</text:p>
          </table:table-cell>
          <table:table-cell office:value-type="string" calcext:value-type="string">
            <text:p>User I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AC address of NMEA receiver device connected via Bluetoot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0">
          <table:table-cell office:value-type="float" office:value="237" calcext:value-type="float">
            <text:p>237</text:p>
          </table:table-cell>
          <table:table-cell office:value-type="string" calcext:value-type="string">
            <text:p>Network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3G</text:p>
            <text:p>1 - GSM</text:p>
            <text:p>2 - 4G</text:p>
            <text:p>3 - LTE CAT M1</text:p>
            <text:p>4 - LTE CAT NB1</text:p>
            <text:p>99 - Unknown</text:p>
          </table:table-cell>
          <table:table-cell office:value-type="string" calcext:value-type="string">
            <text:p><text:a xlink:href="https://wiki.teltonika-gps.com/view/FM3001" xlink:type="simple">FM3001</text:a></text:p>
            <text:p><text:a xlink:href="https://wiki.teltonika-gps.com/view/FMU125" xlink:type="simple">FMU125</text:a></text:p>
            <text:p><text:a xlink:href="https://wiki.teltonika-gps.com/view/FMU126" xlink:type="simple">FMU126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  <text:p><text:a xlink:href="https://wiki.teltonika-gps.com/view/FMU130" xlink:type="simple">FMU130</text:a></text:p>
            <text:p><text:a xlink:href="https://wiki.teltonika-gps.com/view/FMC130" xlink:type="simple">FMC130</text:a></text:p>
            <text:p><text:a xlink:href="https://wiki.teltonika-gps.com/view/FMM130" xlink:type="simple">FMM130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string" calcext:value-type="string">
            <text:p>Authorized iBut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f ID is shown in this I/O that means that attached iButton is in iButton List</text:p>
          </table:table-cell>
          <table:table-cell office:value-type="string" calcext:value-type="string">
            <text:p><text:a xlink:href="https://wiki.teltonika-gps.com/view/FMB110" xlink:type="simple">FMB110</text:a> <text:a xlink:href="https://wiki.teltonika-gps.com/view/FMB120" xlink:type="simple">FMB120</text:a> <text:a xlink:href="https://wiki.teltonika-gps.com/view/FMB122" xlink:type="simple">FMB122</text:a> <text:a xlink:href="https://wiki.teltonika-gps.com/view/FMB125" xlink:type="simple">FMB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ulse Counter Di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unts pulses, count is reset when records are sav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lse Counter Din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unts pulses, count is reset when records are sav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1">
          <table:table-cell office:value-type="float" office:value="263" calcext:value-type="float">
            <text:p>263</text:p>
          </table:table-cell>
          <table:table-cell office:value-type="string" calcext:value-type="string">
            <text:p>BT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- BT is disabled</text:p>
            <text:p>1 - BT Enabled, not device connected 2 - Device connected, BTv3 Only 3 - Device connected, BLE only 4 - Device connected, BLE + B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Barcode ID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arcode I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Escort LLS Temperatur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Escort LLS Fuel level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Escort LLS Battery Voltag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Escort LLS Temperatur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Escort LLS Fuel level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Escort LLS Battery Voltag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Escort LLS Temperatur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Escort LLS Fuel level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Escort LLS Battery Voltag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Escort LLS Temperatur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Fuel temperatur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Escort LLS Fuel level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Escort LLS Battery Voltag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nstant 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 returns movement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UL202-02 Sensor 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50" calcext:value-type="float">
            <text:p>-150</text:p>
          </table:table-cell>
          <table:table-cell office:value-type="float" office:value="32767" calcext:value-type="float">
            <text:p>3276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UL202-02 Sensor Fuel level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UL202-02 Sensor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L202-02 sensor status codes</text:p>
          </table:table-cell>
          <table:table-cell office:value-type="string" calcext:value-type="string">
            <text:p><text:a xlink:href="https://wiki.teltonika-gps.com/view/FMB125" xlink:type="simple">FMB125</text:a></text:p>
            <text:p><text:a xlink:href="https://wiki.teltonika-gps.com/view/FMB125" xlink:type="simple">FMB125</text:a></text:p>
            <text:p><text:a xlink:href="https://wiki.teltonika-gps.com/view/FMU125" xlink:type="simple">FMU125</text:a></text:p>
            <text:p><text:a xlink:href="https://wiki.teltonika-gps.com/view/FMC125" xlink:type="simple">FMC125</text:a></text:p>
            <text:p><text:a xlink:href="https://wiki.teltonika-gps.com/view/FMM125" xlink:type="simple">FMM125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380" calcext:value-type="float">
            <text:p>380</text:p>
          </table:table-cell>
          <table:table-cell office:value-type="string" calcext:value-type="string">
            <text:p>Digital outpu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Ground S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gic: 0/1</text:p>
          </table:table-cell>
          <table:table-cell office:value-type="string" calcext:value-type="string">
            <text:p><text:a xlink:href="https://wiki.teltonika-gps.com/view/FMB130" xlink:type="simple">FMB130</text:a></text:p>
            <text:p><text:a xlink:href="https://wiki.teltonika-gps.com/view/FMU130" xlink:type="simple">FMU130</text:a></text:p>
            <text:p><text:a xlink:href="https://wiki.teltonika-gps.com/view/FMC130" xlink:type="simple">FMC130</text:a></text:p>
            <text:p><text:a xlink:href="https://wiki.teltonika-gps.com/view/FMM130" xlink:type="simple">FMM130</text:a></text:p>
            <text:p><text:a xlink:href="https://wiki.teltonika-gps.com/view/FMB140" xlink:type="simple">FMB140</text:a></text:p>
          </table:table-cell>
          <table:table-cell office:value-type="string" calcext:value-type="string">
            <text:p>Permanent I/O elements</text:p>
          </table:table-cell>
        </table:table-row>
        <table:table-row table:style-name="ro8">
          <table:table-cell office:value-type="float" office:value="387" calcext:value-type="float">
            <text:p>387</text:p>
          </table:table-cell>
          <table:table-cell office:value-type="string" calcext:value-type="string">
            <text:p>ISO6709 Coordinate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SO6709 Coordinates</text:p>
            <text:p>Latitude, Longitude (in Degrees, Minutes and Seconds) and Altitude:</text:p>
            <text:p>IO value format: ±DDMMSS.SSSS±DDDMMSS.SSSS±AAA.AAA/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636" calcext:value-type="float">
            <text:p>636</text:p>
          </table:table-cell>
          <table:table-cell office:value-type="string" calcext:value-type="string">
            <text:p>UMTS/LTE Cell 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table:number-columns-repeated="2" office:value-type="string" calcext:value-type="string">
            <text:p>-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5">
          <table:table-cell office:value-type="float" office:value="403" calcext:value-type="float">
            <text:p>403</text:p>
          </table:table-cell>
          <table:table-cell office:value-type="string" calcext:value-type="string">
            <text:p>Driver Nam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sign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Driver name extracted from card, displayed without delimiters ($ signs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2">
          <table:table-cell office:value-type="float" office:value="404" calcext:value-type="float">
            <text:p>404</text:p>
          </table:table-cell>
          <table:table-cell office:value-type="string" calcext:value-type="string">
            <text:p>Driver card license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B.1 license type - 1</text:p>
            <text:p>B.2 license type - 2</text:p>
            <text:p>B.3 license type - 3</text:p>
            <text:p>B.4 license type - 4</text:p>
            <text:p>T.1 license type - 5</text:p>
            <text:p>T.2 license type - 6</text:p>
            <text:p>T.3 license type - 7</text:p>
            <text:p>T.4 license type - 8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405" calcext:value-type="float">
            <text:p>405</text:p>
          </table:table-cell>
          <table:table-cell office:value-type="string" calcext:value-type="string">
            <text:p>Driver 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Male - 1</text:p>
            <text:p>Female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7">
          <table:table-cell office:value-type="float" office:value="406" calcext:value-type="float">
            <text:p>406</text:p>
          </table:table-cell>
          <table:table-cell office:value-type="string" calcext:value-type="string">
            <text:p>Driver Card 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ne - 0</text:p>
            <text:p>Male - 1</text:p>
            <text:p>Female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Driver Card Issue 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alue from card as it i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string" calcext:value-type="string">
            <text:p>Driver Card Issue Ye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river Status 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egistered - 0</text:p>
            <text:p>Deregistered - 1</text:p>
            <text:p>Swapping - 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Permanent I/O elements</text:p>
          </table:table-cell>
        </table:table-row>
        <table:table-row table:style-name="ro10">
          <table:table-cell office:value-type="float" office:value="155" calcext:value-type="float">
            <text:p>155</text:p>
          </table:table-cell>
          <table:table-cell office:value-type="string" calcext:value-type="string">
            <text:p>Geofence zone 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6" calcext:value-type="float">
            <text:p>156</text:p>
          </table:table-cell>
          <table:table-cell office:value-type="string" calcext:value-type="string">
            <text:p>Geofence zone 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7" calcext:value-type="float">
            <text:p>157</text:p>
          </table:table-cell>
          <table:table-cell office:value-type="string" calcext:value-type="string">
            <text:p>Geofence zone 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8" calcext:value-type="float">
            <text:p>158</text:p>
          </table:table-cell>
          <table:table-cell office:value-type="string" calcext:value-type="string">
            <text:p>Geofence zone 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9" calcext:value-type="float">
            <text:p>159</text:p>
          </table:table-cell>
          <table:table-cell office:value-type="string" calcext:value-type="string">
            <text:p>Geofence zone 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Geofence zone 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Geofence zone 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3" calcext:value-type="float">
            <text:p>63</text:p>
          </table:table-cell>
          <table:table-cell office:value-type="string" calcext:value-type="string">
            <text:p>Geofence zone 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4" calcext:value-type="float">
            <text:p>64</text:p>
          </table:table-cell>
          <table:table-cell office:value-type="string" calcext:value-type="string">
            <text:p>Geofence zone 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65" calcext:value-type="float">
            <text:p>65</text:p>
          </table:table-cell>
          <table:table-cell office:value-type="string" calcext:value-type="string">
            <text:p>Geofence zone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Geofence zone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Geofence zone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Geofence zo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Geofence zone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Geofence zon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4" calcext:value-type="float">
            <text:p>94</text:p>
          </table:table-cell>
          <table:table-cell office:value-type="string" calcext:value-type="string">
            <text:p>Geofence zon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5" calcext:value-type="float">
            <text:p>95</text:p>
          </table:table-cell>
          <table:table-cell office:value-type="string" calcext:value-type="string">
            <text:p>Geofence zon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6" calcext:value-type="float">
            <text:p>96</text:p>
          </table:table-cell>
          <table:table-cell office:value-type="string" calcext:value-type="string">
            <text:p>Geofence zone 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7" calcext:value-type="float">
            <text:p>97</text:p>
          </table:table-cell>
          <table:table-cell office:value-type="string" calcext:value-type="string">
            <text:p>Geofence zo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8" calcext:value-type="float">
            <text:p>98</text:p>
          </table:table-cell>
          <table:table-cell office:value-type="string" calcext:value-type="string">
            <text:p>Geofence zone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99" calcext:value-type="float">
            <text:p>99</text:p>
          </table:table-cell>
          <table:table-cell office:value-type="string" calcext:value-type="string">
            <text:p>Geofence zone 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3" calcext:value-type="float">
            <text:p>153</text:p>
          </table:table-cell>
          <table:table-cell office:value-type="string" calcext:value-type="string">
            <text:p>Geofence zone 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54" calcext:value-type="float">
            <text:p>154</text:p>
          </table:table-cell>
          <table:table-cell office:value-type="string" calcext:value-type="string">
            <text:p>Geofence zone 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0" calcext:value-type="float">
            <text:p>190</text:p>
          </table:table-cell>
          <table:table-cell office:value-type="string" calcext:value-type="string">
            <text:p>Geofence zone 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1" calcext:value-type="float">
            <text:p>191</text:p>
          </table:table-cell>
          <table:table-cell office:value-type="string" calcext:value-type="string">
            <text:p>Geofence zone 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2" calcext:value-type="float">
            <text:p>192</text:p>
          </table:table-cell>
          <table:table-cell office:value-type="string" calcext:value-type="string">
            <text:p>Geofence zone 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3" calcext:value-type="float">
            <text:p>193</text:p>
          </table:table-cell>
          <table:table-cell office:value-type="string" calcext:value-type="string">
            <text:p>Geofence zone 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4" calcext:value-type="float">
            <text:p>194</text:p>
          </table:table-cell>
          <table:table-cell office:value-type="string" calcext:value-type="string">
            <text:p>Geofence zone 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5" calcext:value-type="float">
            <text:p>195</text:p>
          </table:table-cell>
          <table:table-cell office:value-type="string" calcext:value-type="string">
            <text:p>Geofence zone 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6" calcext:value-type="float">
            <text:p>196</text:p>
          </table:table-cell>
          <table:table-cell office:value-type="string" calcext:value-type="string">
            <text:p>Geofence zone 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7" calcext:value-type="float">
            <text:p>197</text:p>
          </table:table-cell>
          <table:table-cell office:value-type="string" calcext:value-type="string">
            <text:p>Geofence zone 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198" calcext:value-type="float">
            <text:p>198</text:p>
          </table:table-cell>
          <table:table-cell office:value-type="string" calcext:value-type="string">
            <text:p>Geofence zone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08" calcext:value-type="float">
            <text:p>208</text:p>
          </table:table-cell>
          <table:table-cell office:value-type="string" calcext:value-type="string">
            <text:p>Geofence zone 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09" calcext:value-type="float">
            <text:p>209</text:p>
          </table:table-cell>
          <table:table-cell office:value-type="string" calcext:value-type="string">
            <text:p>Geofence zone 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6" calcext:value-type="float">
            <text:p>216</text:p>
          </table:table-cell>
          <table:table-cell office:value-type="string" calcext:value-type="string">
            <text:p>Geofence zone 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7" calcext:value-type="float">
            <text:p>217</text:p>
          </table:table-cell>
          <table:table-cell office:value-type="string" calcext:value-type="string">
            <text:p>Geofence zone 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8" calcext:value-type="float">
            <text:p>218</text:p>
          </table:table-cell>
          <table:table-cell office:value-type="string" calcext:value-type="string">
            <text:p>Geofence zone 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19" calcext:value-type="float">
            <text:p>219</text:p>
          </table:table-cell>
          <table:table-cell office:value-type="string" calcext:value-type="string">
            <text:p>Geofence zone 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0" calcext:value-type="float">
            <text:p>220</text:p>
          </table:table-cell>
          <table:table-cell office:value-type="string" calcext:value-type="string">
            <text:p>Geofence zone 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1" calcext:value-type="float">
            <text:p>221</text:p>
          </table:table-cell>
          <table:table-cell office:value-type="string" calcext:value-type="string">
            <text:p>Geofence zone 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2" calcext:value-type="float">
            <text:p>222</text:p>
          </table:table-cell>
          <table:table-cell office:value-type="string" calcext:value-type="string">
            <text:p>Geofence zone 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3" calcext:value-type="float">
            <text:p>223</text:p>
          </table:table-cell>
          <table:table-cell office:value-type="string" calcext:value-type="string">
            <text:p>Geofence zone 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4" calcext:value-type="float">
            <text:p>224</text:p>
          </table:table-cell>
          <table:table-cell office:value-type="string" calcext:value-type="string">
            <text:p>Geofence zone 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5" calcext:value-type="float">
            <text:p>225</text:p>
          </table:table-cell>
          <table:table-cell office:value-type="string" calcext:value-type="string">
            <text:p>Geofence zone 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6" calcext:value-type="float">
            <text:p>226</text:p>
          </table:table-cell>
          <table:table-cell office:value-type="string" calcext:value-type="string">
            <text:p>Geofence zone 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7" calcext:value-type="float">
            <text:p>227</text:p>
          </table:table-cell>
          <table:table-cell office:value-type="string" calcext:value-type="string">
            <text:p>Geofence zone 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8" calcext:value-type="float">
            <text:p>228</text:p>
          </table:table-cell>
          <table:table-cell office:value-type="string" calcext:value-type="string">
            <text:p>Geofence zone 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29" calcext:value-type="float">
            <text:p>229</text:p>
          </table:table-cell>
          <table:table-cell office:value-type="string" calcext:value-type="string">
            <text:p>Geofence zone 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30" calcext:value-type="float">
            <text:p>230</text:p>
          </table:table-cell>
          <table:table-cell office:value-type="string" calcext:value-type="string">
            <text:p>Geofence zone 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0">
          <table:table-cell office:value-type="float" office:value="231" calcext:value-type="float">
            <text:p>231</text:p>
          </table:table-cell>
          <table:table-cell office:value-type="string" calcext:value-type="string">
            <text:p>Geofence zone 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  <text:p>2 – over speeding end</text:p>
            <text:p>3 – over speed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uto Geof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arget left zone</text:p>
            <text:p>1 – target entered zon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8">
          <table:table-cell office:value-type="float" office:value="250" calcext:value-type="float">
            <text:p>250</text:p>
          </table:table-cell>
          <table:table-cell office:value-type="string" calcext:value-type="string">
            <text:p>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trip stop</text:p>
            <text:p>1 – trip start</text:p>
            <text:p>From 01.00.24 fw version available with BT app new values:</text:p>
            <text:p>2 – Business Status</text:p>
            <text:p>3 – Private Status</text:p>
            <text:p>4-9 – Custom Status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Over Sp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At over speeding start km/h, at over speeding end km/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7" calcext:value-type="float">
            <text:p>257</text:p>
          </table:table-cell>
          <table:table-cell office:value-type="string" calcext:value-type="string">
            <text:p>Crash trace data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rash trace data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11">
          <table:table-cell office:value-type="float" office:value="285" calcext:value-type="float">
            <text:p>285</text:p>
          </table:table-cell>
          <table:table-cell office:value-type="string" calcext:value-type="string">
            <text:p>Blood alcohol con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cohol content in blood in perlims and mode. First 14 bits from MSB are perlims multiplied by 1000 and last to bits are 0 - Passive test, 1 Active test, 2 and 3 are reserved.</text:p>
          </table:table-cell>
          <table:table-cell office:value-type="string" calcext:value-type="string">
            <text:p><text:a xlink:href="https://wiki.teltonika-gps.com/view/FMB125" xlink:type="simple">FMB125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Id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moving</text:p>
            <text:p>1 – idling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253" calcext:value-type="float">
            <text:p>253</text:p>
          </table:table-cell>
          <table:table-cell office:value-type="string" calcext:value-type="string">
            <text:p>Green driving 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– harsh acceleration</text:p>
            <text:p>2 – harsh braking</text:p>
            <text:p>3 – harsh corner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To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steady</text:p>
            <text:p>1 – tow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Unpl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battery present</text:p>
            <text:p>1 – battery unplugg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3">
          <table:table-cell office:value-type="float" office:value="247" calcext:value-type="float">
            <text:p>247</text:p>
          </table:table-cell>
          <table:table-cell office:value-type="string" calcext:value-type="string">
            <text:p>Crash 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– real crash detected (device is calibrated)</text:p>
            <text:p>2 – limited crash trace (device not calibrated)</text:p>
            <text:p>3 - limited crash trace (device is calibrated)</text:p>
            <text:p>4 - full crash trace (device not calibrated)</text:p>
            <text:p>5 - full crash trace (device is calibrated)</text:p>
            <text:p>6 - real crash detected (device not calibrated)</text:p>
            <text:p>7 - fake crash detected (device calibrated, pothole)</text:p>
            <text:p>8 - fake crash detected (device calibrated, speed check)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14">
          <table:table-cell office:value-type="float" office:value="248" calcext:value-type="float">
            <text:p>248</text:p>
          </table:table-cell>
          <table:table-cell office:value-type="string" calcext:value-type="string">
            <text:p>Immobil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iButton not connected</text:p>
            <text:p>1 – iButton connected (Immobilizer)</text:p>
            <text:p>2 – iButton connected (Authorized Driving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2">
          <table:table-cell office:value-type="float" office:value="254" calcext:value-type="float">
            <text:p>254</text:p>
          </table:table-cell>
          <table:table-cell office:value-type="string" calcext:value-type="string">
            <text:p>Green Driving Va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cc and braking: 0.01</text:p>
          </table:table-cell>
          <table:table-cell office:value-type="string" calcext:value-type="string">
            <text:p>G or rad</text:p>
          </table:table-cell>
          <table:table-cell office:value-type="string" calcext:value-type="string">
            <text:p>Depending on green driving type: if harsh acceleration or braking – g*100 (value 123 -&gt; 1.23g). If Green driving source is „GPS“ – harsh cornering value is rad/s*100. If source is „Accelerometer“ – g*100.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jamming stop</text:p>
            <text:p>1 – jamming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ICCID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 of SIM ICCID, LSB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Green driving event 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uration of event that did generate Green driving</text:p>
          </table:table-cell>
          <table:table-cell office:value-type="string" calcext:value-type="string">
            <text:p>FMBXXX [Expand]</text:p>
          </table:table-cell>
          <table:table-cell office:value-type="string" calcext:value-type="string">
            <text:p>Eventual I/O elements</text:p>
          </table:table-cell>
        </table:table-row>
        <table:table-row table:style-name="ro7">
          <table:table-cell office:value-type="float" office:value="236" calcext:value-type="float">
            <text:p>236</text:p>
          </table:table-cell>
          <table:table-cell office:value-type="string" calcext:value-type="string">
            <text:p>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 – Reserved</text:p>
            <text:p>1 – Alarm event occured</text:p>
          </table:table-cell>
          <table:table-cell table:style-name="ce2"/>
          <table:table-cell office:value-type="string" calcext:value-type="string">
            <text:p>Eventual I/O elements</text:p>
          </table:table-cell>
        </table:table-row>
        <table:table-row table:style-name="ro15">
          <table:table-cell office:value-type="float" office:value="258" calcext:value-type="float">
            <text:p>258</text:p>
          </table:table-cell>
          <table:table-cell office:value-type="string" calcext:value-type="string">
            <text:p>EcoMaxim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ment stores maximum accelerometer values in mg on all axis during Eco driving event</text:p>
            <text:p>8 Bytes:</text:p>
            <text:p>2B Zeros 2B - X axis 2B - Y axis 2B - Z axi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EcoAverag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lement stores average accelerometer values in mg on all axis during Eco driving event</text:p>
            <text:p>8 Bytes:</text:p>
            <text:p>2B Zeros 2B - X axis 2B - Y axis 2B - Z axi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EcoDu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Duration of Eco driving event in miliseconds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Driving 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 - Ignition ON</text:p>
            <text:p>2 - Driving</text:p>
            <text:p>3 - Ignition OFF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284" calcext:value-type="float">
            <text:p>284</text:p>
          </table:table-cell>
          <table:table-cell office:value-type="string" calcext:value-type="string">
            <text:p>Driving Reco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umber of Records between Ignition ON and Ignition OFF</text:p>
          </table:table-cell>
          <table:table-cell office:value-type="string" calcext:value-type="string">
            <text:p><text:a xlink:href="https://wiki.teltonika-gps.com/view/FMT100" xlink:type="simple">FMT100</text:a></text:p>
          </table:table-cell>
          <table:table-cell office:value-type="string" calcext:value-type="string">
            <text:p>Eventual I/O elements</text:p>
          </table:table-cell>
        </table:table-row>
        <table:table-row table:style-name="ro9">
          <table:table-cell office:value-type="float" office:value="391" calcext:value-type="float">
            <text:p>391</text:p>
          </table:table-cell>
          <table:table-cell office:value-type="string" calcext:value-type="string">
            <text:p>Private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ivate mode state</text:p>
            <text:p>0 - Private mode off 1 - Private mode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Crash event cou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nects trace with specific eventual crash recor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449" calcext:value-type="float">
            <text:p>449</text:p>
          </table:table-cell>
          <table:table-cell office:value-type="string" calcext:value-type="string">
            <text:p>Ignition On Coun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 - Disable</text:p>
            <text:p>1 - Enab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Eventual I/O elements</text:p>
          </table:table-cell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string" calcext:value-type="string">
            <text:p>V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N numb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Number of D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umber of DTC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Engine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alculated engine load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Coolant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coolant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string" calcext:value-type="string">
            <text:p>Short Fuel T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00" calcext:value-type="float">
            <text:p>-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hort term fuel trim 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Fue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Fue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take M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take manifold absolute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Engine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Engine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string" calcext:value-type="string">
            <text:p>Vehicle 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Timing Adv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64" calcext:value-type="float">
            <text:p>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Timing adv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Intake Air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Intake air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M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g/sec</text:p>
          </table:table-cell>
          <table:table-cell office:value-type="string" calcext:value-type="string">
            <text:p>MAF air flow ra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Throttle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hrottle positi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Runtime since engine 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untime since engine star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Distance Traveled MIL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ormattin MIL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Relative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5178" calcext:value-type="float">
            <text:p>517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Relative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Direct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Direct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Commanded EG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ommanded EG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EGR 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GR err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Fue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string" calcext:value-type="string">
            <text:p>Distance Since Codes Cl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traveled since codes clear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Barometic Press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Barometic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Control Module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trol module 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string" calcext:value-type="string">
            <text:p>Absolute Load Va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bsolute load va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Ambient Air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gned</text:p>
          </table:table-cell>
          <table:table-cell office:value-type="float" office:value="-128" calcext:value-type="float">
            <text:p>-12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Ambient air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Time Run With MIL 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ime run with MIL on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string" calcext:value-type="string">
            <text:p>Time Since Codes Clea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ime since codes clear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Absolute Fuel Rail 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Absolute fuel rail press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Hybrid battery pack 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Hybrid battery pack remaining lif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Engine Oil Temper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oil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 office:value-type="string" calcext:value-type="string">
            <text:p>Fuel injection ti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21000" calcext:value-type="float">
            <text:p>-21000</text:p>
          </table:table-cell>
          <table:table-cell office:value-type="float" office:value="30200" calcext:value-type="float">
            <text:p>302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Fuel injection tim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ault Codes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ault Codes (values separated via ",")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Fuel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/100km</text:p>
          </table:table-cell>
          <table:table-cell office:value-type="string" calcext:value-type="string">
            <text:p>Engine fuel rate, l/100k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OBD elements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OBD OEM Total Mile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Total mileage received by requesting vehicle specific PID</text:p>
          </table:table-cell>
          <table:table-cell office:value-type="string" calcext:value-type="string">
            <text:p>FMB003</text:p>
          </table:table-cell>
          <table:table-cell office:value-type="string" calcext:value-type="string">
            <text:p>OBD OEM elements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OBD OEM Fuel Le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uel level in litres received by requesting vehicle specific PID</text:p>
          </table:table-cell>
          <table:table-cell office:value-type="string" calcext:value-type="string">
            <text:p>FMB003</text:p>
          </table:table-cell>
          <table:table-cell office:value-type="string" calcext:value-type="string">
            <text:p>OBD OEM element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ehicle Sp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ccelerator Pedal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Value in percentag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uel Consum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alue in li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uel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alue in li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Engine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Value in rounds per minu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otal Mile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ue in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ue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Value in percentag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6">
          <table:table-cell office:value-type="float" office:value="90" calcext:value-type="float">
            <text:p>90</text:p>
          </table:table-cell>
          <table:table-cell office:value-type="string" calcext:value-type="string">
            <text:p>Door 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128" calcext:value-type="float">
            <text:p>16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oor status value: Min – 0, Max – 16128</text:p>
            <text:p>Door status is represented as bitmask converted to decimal value. Possible values:</text:p>
            <text:p>0 – all doors closed</text:p>
            <text:p>0x100 (256) – front left door is opened</text:p>
            <text:p>0x200 (512) – front right door is opened</text:p>
            <text:p>0x400 (1024) – rear left door is opened</text:p>
            <text:p>0x800 (2048) – rear right door is opened</text:p>
            <text:p>0x1000 (4096) – hood is opened</text:p>
            <text:p>0x2000 (8192) – trunk is opened</text:p>
            <text:p>0x3F00 (16128) – all doors are opened</text:p>
            <text:p>or combinations of valu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rogram Nu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lue: Min – 0, Max – 99999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odule ID 8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dule ID 8 By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odule ID 1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7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odule ID 17 By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7">
          <table:table-cell office:value-type="float" office:value="102" calcext:value-type="float">
            <text:p>102</text:p>
          </table:table-cell>
          <table:table-cell office:value-type="string" calcext:value-type="string">
            <text:p>Engine Work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15" calcext:value-type="float">
            <text:p>16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ngine work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03" calcext:value-type="float">
            <text:p>103</text:p>
          </table:table-cell>
          <table:table-cell office:value-type="string" calcext:value-type="string">
            <text:p>Engine Worktime 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15" calcext:value-type="float">
            <text:p>16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otal engine work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otal Mileage 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tal Vehicle Mile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Fuel Consumed(counted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tal Fuel Consum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Fuel 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/h</text:p>
          </table:table-cell>
          <table:table-cell office:value-type="string" calcext:value-type="string">
            <text:p>Fuel rat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AdBlue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dBlu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AdBlue Le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dBlue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Engine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ngine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ngine Temper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600" calcext:value-type="float">
            <text:p>-600</text:p>
          </table:table-cell>
          <table:table-cell office:value-type="float" office:value="1270" calcext:value-type="float">
            <text:p>12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Engine Tempera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ALLCAN300, CANCONTROL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Axle 1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1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Axle 2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2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string" calcext:value-type="string">
            <text:p>Axle 3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3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Axle 4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4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string" calcext:value-type="string">
            <text:p>Axle 5 L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Axle 5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23" calcext:value-type="float">
            <text:p>123</text:p>
          </table:table-cell>
          <table:table-cell office:value-type="string" calcext:value-type="string">
            <text:p>Control State Flag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rol state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24" calcext:value-type="float">
            <text:p>124</text:p>
          </table:table-cell>
          <table:table-cell office:value-type="string" calcext:value-type="string">
            <text:p>Agricultural Machinery Fla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ricultural machinery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Harvesting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arvesting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26" calcext:value-type="float">
            <text:p>126</text:p>
          </table:table-cell>
          <table:table-cell office:value-type="string" calcext:value-type="string">
            <text:p>Area of Harv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Area of harvest in square mete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LVC of Harv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2/h</text:p>
          </table:table-cell>
          <table:table-cell office:value-type="string" calcext:value-type="string">
            <text:p>Mowing efficienc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string" calcext:value-type="string">
            <text:p>Grain Mow Volu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ow volu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string" calcext:value-type="string">
            <text:p>Grain Mois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Grain moistur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Harvesting Drum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Harvesting drum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31" calcext:value-type="float">
            <text:p>131</text:p>
          </table:table-cell>
          <table:table-cell office:value-type="string" calcext:value-type="string">
            <text:p>Gap Under Harvestin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Gap under harvesting dru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32" calcext:value-type="float">
            <text:p>132</text:p>
          </table:table-cell>
          <table:table-cell office:value-type="string" calcext:value-type="string">
            <text:p>Security State Flag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curity state flag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33" calcext:value-type="float">
            <text:p>133</text:p>
          </table:table-cell>
          <table:table-cell office:value-type="string" calcext:value-type="string">
            <text:p>Tacho Total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cho Total Vehicle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Trip Dist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p dista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Tacho Vehicle 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/h</text:p>
          </table:table-cell>
          <table:table-cell office:value-type="string" calcext:value-type="string">
            <text:p>Tacho vehicle spe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Tacho Driver Card Pres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acho Driver Card Presenc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Driver 1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Sta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string" calcext:value-type="string">
            <text:p>Driver 2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Sta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river 1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ontinuous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Driver 2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ontinuous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river 1 Break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umulative Break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Driver 2 Break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umulative Break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Driver 1 Acitivity Dura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Duration Of Selected Activity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Driver 2 Acitivity Dura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Duration Of Selected Activity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river 1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1 Cumulative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Driver 2 Driving 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.</text:p>
          </table:table-cell>
          <table:table-cell office:value-type="string" calcext:value-type="string">
            <text:p>Driver 2 Cumulative Driving Time, minute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Driver 1 ID 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ID Hig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Driver 1 ID 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1 ID Low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Driver 2 ID Hig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ID High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office:value-type="string" calcext:value-type="string">
            <text:p>Driver 2 ID 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river 2 ID Low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Battery Tempera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600" calcext:value-type="float">
            <text:p>-600</text:p>
          </table:table-cell>
          <table:table-cell office:value-type="float" office:value="1270" calcext:value-type="float">
            <text:p>127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°C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52" calcext:value-type="float">
            <text:p>152</text:p>
          </table:table-cell>
          <table:table-cell office:value-type="string" calcext:value-type="string">
            <text:p>Battery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table:style-name="ce2"/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160" calcext:value-type="float">
            <text:p>160</text:p>
          </table:table-cell>
          <table:table-cell office:value-type="string" calcext:value-type="string">
            <text:p>DTC Faults 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TC fault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Slope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3276" calcext:value-type="float">
            <text:p>-3276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grees °</text:p>
          </table:table-cell>
          <table:table-cell office:value-type="string" calcext:value-type="string">
            <text:p>Slope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2" calcext:value-type="float">
            <text:p>162</text:p>
          </table:table-cell>
          <table:table-cell office:value-type="string" calcext:value-type="string">
            <text:p>Rotation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180" calcext:value-type="float">
            <text:p>-18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grees °</text:p>
          </table:table-cell>
          <table:table-cell office:value-type="string" calcext:value-type="string">
            <text:p>Rotation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Eject of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ect of ar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4" calcext:value-type="float">
            <text:p>164</text:p>
          </table:table-cell>
          <table:table-cell office:value-type="string" calcext:value-type="string">
            <text:p>Horizontal Distance 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zontal Distance Arm Vehicl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5" calcext:value-type="float">
            <text:p>165</text:p>
          </table:table-cell>
          <table:table-cell office:value-type="string" calcext:value-type="string">
            <text:p>Height Arm Above Grou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ight Arm Above Groun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Drill R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Drill RP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7" calcext:value-type="float">
            <text:p>167</text:p>
          </table:table-cell>
          <table:table-cell office:value-type="string" calcext:value-type="string">
            <text:p>Spread Sal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/m2</text:p>
          </table:table-cell>
          <table:table-cell office:value-type="string" calcext:value-type="string">
            <text:p>Amount Of Spread Salt Square Met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68" calcext:value-type="float">
            <text:p>168</text:p>
          </table:table-cell>
          <table:table-cell office:value-type="string" calcext:value-type="string">
            <text:p>Battery Volt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tery Voltag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69" calcext:value-type="float">
            <text:p>169</text:p>
          </table:table-cell>
          <table:table-cell office:value-type="string" calcext:value-type="string">
            <text:p>Spread Fine Grained Sa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Fine Grained Sal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70" calcext:value-type="float">
            <text:p>170</text:p>
          </table:table-cell>
          <table:table-cell office:value-type="string" calcext:value-type="string">
            <text:p>Coarse Grained Sa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Coarse Grained Sal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Spread DiMi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DiMix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read Coarse Grained Calc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Coarse Grained Calcium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pread Calc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Calc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pread Sod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Sod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pread Magnesium Chlo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Amount Of Spread Magnesium Chlori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Amount Of Spread Gra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Gra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Amount Of Spread S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2" calcext:value-type="float">
            <text:p>167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unt Of Spread San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string" calcext:value-type="string">
            <text:p>Width Pouring 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Pouring Lef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string" calcext:value-type="string">
            <text:p>Width Pouring 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dth Pouring Righ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85" calcext:value-type="float">
            <text:p>185</text:p>
          </table:table-cell>
          <table:table-cell office:value-type="string" calcext:value-type="string">
            <text:p>Salt Spreader Working Hou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" calcext:value-type="float">
            <text:p>16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lt Spreader Working Hour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186" calcext:value-type="float">
            <text:p>186</text:p>
          </table:table-cell>
          <table:table-cell office:value-type="string" calcext:value-type="string">
            <text:p>Distance During Sal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" calcext:value-type="float">
            <text:p>1677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Distance During Salt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Load Weig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oad Weight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string" calcext:value-type="string">
            <text:p>Retarder 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Retarded Loa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Cruise Ti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ruise tim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232" calcext:value-type="float">
            <text:p>232</text:p>
          </table:table-cell>
          <table:table-cell office:value-type="string" calcext:value-type="string">
            <text:p>CNG 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NG statu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3" calcext:value-type="float">
            <text:p>233</text:p>
          </table:table-cell>
          <table:table-cell office:value-type="string" calcext:value-type="string">
            <text:p>CNG 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2215" calcext:value-type="float">
            <text:p>16772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NG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4" calcext:value-type="float">
            <text:p>234</text:p>
          </table:table-cell>
          <table:table-cell office:value-type="string" calcext:value-type="string">
            <text:p>CNG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CNG used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CAN200, CANCONTROL</text:p>
          </table:table-cell>
        </table:table-row>
        <table:table-row table:style-name="ro7">
          <table:table-cell office:value-type="float" office:value="235" calcext:value-type="float">
            <text:p>235</text:p>
          </table:table-cell>
          <table:table-cell office:value-type="string" calcext:value-type="string">
            <text:p>Engine Oil 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i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304" calcext:value-type="float">
            <text:p>304</text:p>
          </table:table-cell>
          <table:table-cell office:value-type="string" calcext:value-type="string">
            <text:p>Vehicle Range on Batt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hicle Range on Batter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ehicle Range On Additional F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6777215" calcext:value-type="float">
            <text:p>167772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hicle Range On Additional Fu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VI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C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N numbe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CANCONTROL</text:p>
          </table:table-cell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DTC Faults cod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TC Fault code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LV-CAN200 + DTC</text:p>
          </table:table-cell>
        </table:table-row>
        <table:table-row table:style-name="ro9">
          <table:table-cell office:value-type="float" office:value="517" calcext:value-type="float">
            <text:p>517</text:p>
          </table:table-cell>
          <table:table-cell office:value-type="string" calcext:value-type="string">
            <text:p>Security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ecurity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18" calcext:value-type="float">
            <text:p>518</text:p>
          </table:table-cell>
          <table:table-cell office:value-type="string" calcext:value-type="string">
            <text:p>Control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ontrol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19" calcext:value-type="float">
            <text:p>519</text:p>
          </table:table-cell>
          <table:table-cell office:value-type="string" calcext:value-type="string">
            <text:p>Indicator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ndicator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5">
          <table:table-cell office:value-type="float" office:value="520" calcext:value-type="float">
            <text:p>520</text:p>
          </table:table-cell>
          <table:table-cell office:value-type="string" calcext:value-type="string">
            <text:p>Agricultural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gricultural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21" calcext:value-type="float">
            <text:p>521</text:p>
          </table:table-cell>
          <table:table-cell office:value-type="string" calcext:value-type="string">
            <text:p>Utility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tility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9">
          <table:table-cell office:value-type="float" office:value="522" calcext:value-type="float">
            <text:p>522</text:p>
          </table:table-cell>
          <table:table-cell office:value-type="string" calcext:value-type="string">
            <text:p>CisternStateFlags_P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fffffffffff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istern state flags protocol 4, more information click here <text:a xlink:href="https://wiki.teltonika-gps.com/view/FMB140_CAN_connection,_SIMPLE-CAN_/_MINI-CAN_connection#CAN_Adapter_State_Flags" xlink:type="simple">Flags</text:a>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</text:p>
          </table:table-cell>
        </table:table-row>
        <table:table-row table:style-name="ro7">
          <table:table-cell office:value-type="float" office:value="855" calcext:value-type="float">
            <text:p>855</text:p>
          </table:table-cell>
          <table:table-cell office:value-type="string" calcext:value-type="string">
            <text:p>Total LNG Us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" calcext:value-type="float">
            <text:p>214748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otal LNG used in kilograms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6" calcext:value-type="float">
            <text:p>856</text:p>
          </table:table-cell>
          <table:table-cell office:value-type="string" calcext:value-type="string">
            <text:p>Total LNG Used Coun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" calcext:value-type="float">
            <text:p>214748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otal LNG used counted in k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7" calcext:value-type="float">
            <text:p>857</text:p>
          </table:table-cell>
          <table:table-cell office:value-type="string" calcext:value-type="string">
            <text:p>LNG Level Pro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NG level in proc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7">
          <table:table-cell office:value-type="float" office:value="858" calcext:value-type="float">
            <text:p>858</text:p>
          </table:table-cell>
          <table:table-cell office:value-type="string" calcext:value-type="string">
            <text:p>LNG Level k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" calcext:value-type="float">
            <text:p>65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NG level in k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ALLCAN300, CANCONTROL</text:p>
          </table:table-cell>
        </table:table-row>
        <table:table-row table:style-name="ro6">
          <table:table-cell office:value-type="float" office:value="25" calcext:value-type="float">
            <text:p>25</text:p>
          </table:table-cell>
          <table:table-cell office:value-type="string" calcext:value-type="string">
            <text:p>BLE Temperature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6" calcext:value-type="float">
            <text:p>26</text:p>
          </table:table-cell>
          <table:table-cell office:value-type="string" calcext:value-type="string">
            <text:p>BLE Temperature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7" calcext:value-type="float">
            <text:p>27</text:p>
          </table:table-cell>
          <table:table-cell office:value-type="string" calcext:value-type="string">
            <text:p>BLE Temperature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string" calcext:value-type="string">
            <text:p>BLE Temperature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ed</text:p>
          </table:table-cell>
          <table:table-cell office:value-type="float" office:value="-4000" calcext:value-type="float">
            <text:p>-4000</text:p>
          </table:table-cell>
          <table:table-cell office:value-type="float" office:value="12500" calcext:value-type="float">
            <text:p>12500</text:p>
          </table:table-cell>
          <table:table-cell office:value-type="string" calcext:value-type="string">
            <text:p>0.01*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Degrees ( °C ), -40 - +125;</text:p>
            <text:p>Error codes:</text:p>
            <text:p>4000 - abnormal sensor state</text:p>
            <text:p>3000 - sensor not found</text:p>
            <text:p>2000 - failed sensor data parsing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BLE Battery #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BLE Battery #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BLE Battery #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3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BLE Battery #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Battery level of sensor #4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BLE Humidity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BLE Humidity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BLE Humidity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BLE Humidity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1*</text:p>
          </table:table-cell>
          <table:table-cell office:value-type="string" calcext:value-type="string">
            <text:p>%RH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0" calcext:value-type="float">
            <text:p>270</text:p>
          </table:table-cell>
          <table:table-cell office:value-type="string" calcext:value-type="string">
            <text:p>BLE Fuel Level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BLE Fuel Level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BLE Fuel Level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BLE Fuel Level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uel Level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6" calcext:value-type="float">
            <text:p>306</text:p>
          </table:table-cell>
          <table:table-cell office:value-type="string" calcext:value-type="string">
            <text:p>BLE Fuel Frequency #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1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7" calcext:value-type="float">
            <text:p>307</text:p>
          </table:table-cell>
          <table:table-cell office:value-type="string" calcext:value-type="string">
            <text:p>BLE Fuel Frequency #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2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8" calcext:value-type="float">
            <text:p>308</text:p>
          </table:table-cell>
          <table:table-cell office:value-type="string" calcext:value-type="string">
            <text:p>BLE Fuel Frequency #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3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09" calcext:value-type="float">
            <text:p>309</text:p>
          </table:table-cell>
          <table:table-cell office:value-type="string" calcext:value-type="string">
            <text:p>BLE Fuel Frequency #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float" office:value="2147483647" calcext:value-type="float">
            <text:p>214748364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requency value of BLE fuel sensor #4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5" calcext:value-type="float">
            <text:p>335</text:p>
          </table:table-cell>
          <table:table-cell office:value-type="string" calcext:value-type="string">
            <text:p>BLE Luminosity #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6" calcext:value-type="float">
            <text:p>336</text:p>
          </table:table-cell>
          <table:table-cell office:value-type="string" calcext:value-type="string">
            <text:p>BLE Luminosity #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7" calcext:value-type="float">
            <text:p>337</text:p>
          </table:table-cell>
          <table:table-cell office:value-type="string" calcext:value-type="string">
            <text:p>BLE Luminosity #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8" calcext:value-type="float">
            <text:p>338</text:p>
          </table:table-cell>
          <table:table-cell office:value-type="string" calcext:value-type="string">
            <text:p>BLE Luminosity #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sign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x</text:p>
          </table:table-cell>
          <table:table-cell office:value-type="string" calcext:value-type="string">
            <text:p>Luminosity value of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1" calcext:value-type="float">
            <text:p>331</text:p>
          </table:table-cell>
          <table:table-cell office:value-type="string" calcext:value-type="string">
            <text:p>BLE 1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3" calcext:value-type="float">
            <text:p>463</text:p>
          </table:table-cell>
          <table:table-cell office:value-type="string" calcext:value-type="string">
            <text:p>BLE 1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4" calcext:value-type="float">
            <text:p>464</text:p>
          </table:table-cell>
          <table:table-cell office:value-type="string" calcext:value-type="string">
            <text:p>BLE 1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5" calcext:value-type="float">
            <text:p>465</text:p>
          </table:table-cell>
          <table:table-cell office:value-type="string" calcext:value-type="string">
            <text:p>BLE 1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6" calcext:value-type="float">
            <text:p>466</text:p>
          </table:table-cell>
          <table:table-cell office:value-type="string" calcext:value-type="string">
            <text:p>BLE 1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2" calcext:value-type="float">
            <text:p>332</text:p>
          </table:table-cell>
          <table:table-cell office:value-type="string" calcext:value-type="string">
            <text:p>BLE 2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7" calcext:value-type="float">
            <text:p>467</text:p>
          </table:table-cell>
          <table:table-cell office:value-type="string" calcext:value-type="string">
            <text:p>BLE 2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8" calcext:value-type="float">
            <text:p>468</text:p>
          </table:table-cell>
          <table:table-cell office:value-type="string" calcext:value-type="string">
            <text:p>BLE 2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69" calcext:value-type="float">
            <text:p>469</text:p>
          </table:table-cell>
          <table:table-cell office:value-type="string" calcext:value-type="string">
            <text:p>BLE 2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0" calcext:value-type="float">
            <text:p>470</text:p>
          </table:table-cell>
          <table:table-cell office:value-type="string" calcext:value-type="string">
            <text:p>BLE 2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3" calcext:value-type="float">
            <text:p>333</text:p>
          </table:table-cell>
          <table:table-cell office:value-type="string" calcext:value-type="string">
            <text:p>BLE 3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1" calcext:value-type="float">
            <text:p>471</text:p>
          </table:table-cell>
          <table:table-cell office:value-type="string" calcext:value-type="string">
            <text:p>BLE 3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2" calcext:value-type="float">
            <text:p>472</text:p>
          </table:table-cell>
          <table:table-cell office:value-type="string" calcext:value-type="string">
            <text:p>BLE 3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3" calcext:value-type="float">
            <text:p>473</text:p>
          </table:table-cell>
          <table:table-cell office:value-type="string" calcext:value-type="string">
            <text:p>BLE 3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4" calcext:value-type="float">
            <text:p>474</text:p>
          </table:table-cell>
          <table:table-cell office:value-type="string" calcext:value-type="string">
            <text:p>BLE 3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334" calcext:value-type="float">
            <text:p>334</text:p>
          </table:table-cell>
          <table:table-cell office:value-type="string" calcext:value-type="string">
            <text:p>BLE 4 Custom #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5" calcext:value-type="float">
            <text:p>475</text:p>
          </table:table-cell>
          <table:table-cell office:value-type="string" calcext:value-type="string">
            <text:p>BLE 4 Custom #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6" calcext:value-type="float">
            <text:p>476</text:p>
          </table:table-cell>
          <table:table-cell office:value-type="string" calcext:value-type="string">
            <text:p>BLE 4 Custom #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7" calcext:value-type="float">
            <text:p>477</text:p>
          </table:table-cell>
          <table:table-cell office:value-type="string" calcext:value-type="string">
            <text:p>BLE 4 Custom #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  <table:table-row table:style-name="ro7">
          <table:table-cell office:value-type="float" office:value="478" calcext:value-type="float">
            <text:p>478</text:p>
          </table:table-cell>
          <table:table-cell office:value-type="string" calcext:value-type="string">
            <text:p>BLE 4 Custom #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HEX</text:p>
          </table:table-cell>
          <table:table-cell office:value-type="float" office:value="0" calcext:value-type="float">
            <text:p>0</text:p>
          </table:table-cell>
          <table:table-cell office:value-type="float" office:value="4294967295" calcext:value-type="float">
            <text:p>429496729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ustom IO element for BLE sensor</text:p>
          </table:table-cell>
          <table:table-cell office:value-type="string" calcext:value-type="string">
            <text:p>FMBXXXExpand</text:p>
          </table:table-cell>
          <table:table-cell office:value-type="string" calcext:value-type="string">
            <text:p>Bluetooth Low Energ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3:32:56.316295188</meta:creation-date>
    <dc:date>2021-10-18T13:34:08.953393161</dc:date>
    <meta:editing-duration>PT1M13S</meta:editing-duration>
    <meta:editing-cycles>1</meta:editing-cycles>
    <meta:document-statistic meta:table-count="1" meta:cell-count="3723" meta:object-count="0"/>
    <meta:generator>LibreOffice/6.4.7.2$Linux_X86_64 LibreOffice_project/40$Build-2</meta:generator>
  </office:meta>
</office:document-meta>
</file>